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ОБЩИЕ ПОЛОЖЕНИЯ</text:p>
      <text:p text:style-name="Standard"/>
      <text:p text:style-name="Standard">1.1 Полное наименование системы и ее условное обозначение</text:p>
      <text:p text:style-name="Standard">Наименование производственного объекта - тренажёр тепловой электрической станции.</text:p>
      <text:p text:style-name="Standard"/>
      <text:p text:style-name="Standard">Сокращенное наименование — ТК ТЭС.</text:p>
      <text:p text:style-name="Standard"/>
      <text:p text:style-name="Standard">1.2 Номер договора (контракта)</text:p>
      <text:p text:style-name="Standard">Нет</text:p>
      <text:p text:style-name="Standard"/>
      <text:p text:style-name="Standard">1.3 Наименования организации-заказчика и организаций-участников работ</text:p>
      <text:p text:style-name="Standard">Нет</text:p>
      <text:p text:style-name="Standard"/>
      <text:p text:style-name="Standard">1.4 Перечень документов, на основании которых создается система</text:p>
      <text:p text:style-name="Standard"/>
      <text:p text:style-name="Standard">1.4.1. Технологический регламент Тепловой электрической станции, 2015 г</text:p>
      <text:p text:style-name="Standard"/>
      <text:p text:style-name="Standard">1.4.2, Полные технологические схемы АТХ (PID) всех включаемых в программно—</text:p>
      <text:p text:style-name="Standard">технический комплекс технологических блоков установки с логикой управления и ПАЗ</text:p>
      <text:p text:style-name="Standard"/>
      <text:p text:style-name="Standard">1.4.3. Описание технологических процессов, Регламентные параметры и показатели</text:p>
      <text:p text:style-name="Standard">процессов</text:p>
      <text:p text:style-name="Standard"/>
      <text:p text:style-name="Standard">1.4.4. Характеристики аппаратов. в т.ч. высоты отборов уровнемеров</text:p>
      <text:p text:style-name="Standard"/>
      <text:p text:style-name="Standard">1.4.5. Характеристики компрессоров и насосов</text:p>
      <text:p text:style-name="Standard"/>
      <text:p text:style-name="Standard">1.4.6. Мнемосхемы РСУ</text:p>
      <text:p text:style-name="Standard"/>
      <text:p text:style-name="Standard">1.4.7. ПЛАС</text:p>
      <text:p text:style-name="Standard"/>
      <text:p text:style-name="Standard">1.4.8. Инструкция по пуску и остановке установки</text:p>
      <text:p text:style-name="Standard"/>
      <text:p text:style-name="Standard">1.4.9. Эквивалентная схема замещения злектроэнергетической системы</text:p>
      <text:p text:style-name="Standard"/>
      <text:p text:style-name="Standard">// тут схема</text:p>
      <text:p text:style-name="Standard"/>
      <text:p text:style-name="Standard"/>
      <text:p text:style-name="Standard">1.5 Плановые сроки начала и окончания работы по созданию системы</text:p>
      <text:p text:style-name="Standard">1.5.1 Начало работ</text:p>
      <text:p text:style-name="Standard">1 июня 2018 г.</text:p>
      <text:p text:style-name="Standard">1.5.2 Окончание</text:p>
      <text:p text:style-name="Standard">1 июня 2020 г.</text:p>
      <text:p text:style-name="Standard"/>
      <text:p text:style-name="Standard">1.6 Источники и порядок финансирования работ</text:p>
      <text:p text:style-name="Standard">Нет</text:p>
      <text:p text:style-name="Standard"/>
      <text:p text:style-name="Standard">1.7 Порядок оформления и предъявления заказчику результатов работ по созданию системы</text:p>
      <text:p text:style-name="Standard">Система передается в виде функционирующего комплекса на базе средств вычислительной техники Заказчика и Исполнителя в сроки, установленные Госконтрактом. Приемка системы осуществляется комиссией в составе уполномоченных представителей Заказчика и Исполнителя. </text:p>
      <text:p text:style-name="Standard"><text:soft-page-break/>Порядок предъявления системы, ее испытаний и окончательной приемки определен в п.6 настоящего ЧТЗ. Совместно с предъявлением системы производится сдача разработанного Исполнителем комплекта документации согласно п.8 настоящего ЧТЗ.</text:p>
      <text:p text:style-name="Standard"/>
      <text:p text:style-name="Standard">1.8 Перечень нормативно-технических документов, методических материалов, использованных при разработке ТЗ</text:p>
      <text:p text:style-name="Standard">При разработке автоматизированной системы и создании проектно-эксплуатационной документации Исполнитель должен руководствоваться требованиями следующих нормативных документов:</text:p>
      <text:p text:style-name="Standard">– ГОСТ 19.201-78. ТЕХНИЧЕСКОЕ ЗАДАНИЕ. ТРЕБОВАНИЯ К СОДЕРЖАНИЮ И ОФОРМЛЕНИЮ;</text:p>
      <text:p text:style-name="Standard">– ГОСТ 34.601-90. Комплекс стандартов на автоматизированные системы. Автоматизированные системы. Стадии создания;</text:p>
      <text:p text:style-name="Standard">– ГОСТ 34.201-89. Информационная технология. Комплекс стандартов на автоматизированные системы. Виды, комплексность и обозначение документов при создании автоматизированных систем;</text:p>
      <text:p text:style-name="Standard">– РД 50-34.698-90. Методические указания. Информационная технология. Комплекс стандартов на автоматизированные системы. Автоматизированные системы. Требования к содержанию документов.</text:p>
      <text:p text:style-name="Standard"/>
      <text:p text:style-name="Standard">1.9 Определения, обозначения и сокращения</text:p>
      <text:p text:style-name="Standard">Сокращение<text:tab/>Расшифровка</text:p>
      <text:p text:style-name="Standard">АС - Автоматизированная система;</text:p>
      <text:p text:style-name="Standard">ТЗ - Техническое задание;</text:p>
      <text:p text:style-name="Standard">ПСД – проектно-сметная документация;</text:p>
      <text:p text:style-name="Standard">ЭД – эксплуатационная документация;</text:p>
      <text:p text:style-name="Standard">ЭП – эскизный проект; </text:p>
      <text:p text:style-name="Standard">ТП – технический проект; </text:p>
      <text:p text:style-name="Standard">РД – рабочая документация; </text:p>
      <text:p text:style-name="Standard">ОР – общесистемные решения; </text:p>
      <text:p text:style-name="Standard">ОО – решения по организационному обеспечению; </text:p>
      <text:p text:style-name="Standard">ТО – решения по техническому обеспечению; </text:p>
      <text:p text:style-name="Standard">ИО – решения по информационному обеспечению; </text:p>
      <text:p text:style-name="Standard">ПО – решения по программному обеспечению; </text:p>
      <text:p text:style-name="Standard">МО – решения по математическому обеспечению. </text:p>
      <text:p text:style-name="Standard"><text:s/></text:p>
      <text:p text:style-name="Standard"/>
      <text:p text:style-name="Standard">2 НАЗНАЧЕНИЕ И ЦЕЛИ СОЗДАНИЯ СИСТЕМЫ</text:p>
      <text:p text:style-name="Standard"/>
      <text:p text:style-name="Standard">1) назначение системы; </text:p>
      <text:p text:style-name="Standard">2) цели создания системы.</text:p>
      <text:p text:style-name="Standard"/>
      <text:p text:style-name="Standard">2.1 Назначение системы</text:p>
      <text:p text:style-name="Standard"/>
      <text:p text:style-name="Standard">Программно-технический комплекс тепловой электрической станции (далее — ПТК</text:p>
      <text:p text:style-name="Standard">ТЭС) предназначен для выбора текущей конфигурации схем электроснабжения, выполнения</text:p>
      <text:p text:style-name="Standard">расчетов режимов электросети (нормальные, аварийные режимы), определения режима</text:p>
      <text:p text:style-name="Standard">электропитания собственных нужд ГТУ—ТЭС, выбора оптимального режима работы ГТУ-</text:p>
      <text:p text:style-name="Standard">ТЭС, подготовки персонала по действиям при различных, в тн. аварийных, режимах работы:</text:p>
      <text:p text:style-name="Standard">— по безопасному и эффективному ведению нормального технологического процесса:</text:p>
      <text:p text:style-name="Standard"/>
      <text:p text:style-name="Standard">_ по безопасному пуску установок ТЭС, распределению электроэнергии и пара</text:p>
      <text:p text:style-name="Standard"><text:soft-page-break/>потребителям;</text:p>
      <text:p text:style-name="Standard"/>
      <text:p text:style-name="Standard">— по предупреждению аварий и ликвидации их последствий;</text:p>
      <text:p text:style-name="Standard"/>
      <text:p text:style-name="Standard">— по безопасной остановке технологического процесса в типовых и специфических</text:p>
      <text:p text:style-name="Standard">нештатных и аварийных ситуациях;</text:p>
      <text:p text:style-name="Standard"/>
      <text:p text:style-name="Standard">- периодических тренировок по локализации аварийных ситуаций, возникающих как</text:p>
      <text:p text:style-name="Standard">от внешних, так и от внутренних возмущений (нарушения в работе, отказы,</text:p>
      <text:p text:style-name="Standard">неисправности и поломки всех видов оборудования, в т.ч. отказы системы</text:p>
      <text:p text:style-name="Standard">управления).</text:p>
      <text:p text:style-name="Standard"/>
      <text:p text:style-name="Standard">2.2 Цели создания системы</text:p>
      <text:p text:style-name="Standard">Программно-технический комплекс тепловой электрической станции структурно</text:p>
      <text:p text:style-name="Standard">состоит из следующих частей:</text:p>
      <text:p text:style-name="Standard"/>
      <text:p text:style-name="Standard">1. Теплоэнергетическая часть</text:p>
      <text:p text:style-name="Standard">2. Электроэнергетическая часть</text:p>
      <text:p text:style-name="Standard">3. Расчетный модуль выбора оптимального режима работы ГТУ—ТЭС</text:p>
      <text:p text:style-name="Standard"/>
      <text:p text:style-name="Standard">Цели и задачи, решаемые электроэнергетической частью ПТК ТЭС:</text:p>
      <text:p text:style-name="Standard"/>
      <text:p text:style-name="Standard">- Обучение, закрепление навыков инженеров ГТУ по контролю за</text:p>
      <text:p text:style-name="Standard">электротехническим оборудованием и ведению оперативных переключений;</text:p>
      <text:p text:style-name="Standard"/>
      <text:p text:style-name="Standard">— Приобретение и закрепление навыков раннего обнаружения развития аварийных</text:p>
      <text:p text:style-name="Standard">режимов в энергосистеме и принятия мер по ее устранению;</text:p>
      <text:p text:style-name="Standard"/>
      <text:p text:style-name="Standard">— Обучение действиям инженеров ГТУ при нештатных ситуациях;</text:p>
      <text:p text:style-name="Standard"/>
      <text:p text:style-name="Standard">— Отработка взаимодействия и обучение инженеров ГТУ совместным действиям с</text:p>
      <text:p text:style-name="Standard">операторами ГТЭС и центральной диспетчерской службой при нештатных ситуациях;</text:p>
      <text:p text:style-name="Standard"/>
      <text:p text:style-name="Standard">— Оценка компетентности, контроль знаний и навыков инженеров ГТУ;</text:p>
      <text:p text:style-name="Standard"/>
      <text:p text:style-name="Standard">— Компьютерная поддержка при составлении программ оперативных</text:p>
      <text:p text:style-name="Standard">переключений;</text:p>
      <text:p text:style-name="Standard"/>
      <text:p text:style-name="Standard">— Отработка (проверка) программ оперативных переключений;</text:p>
      <text:p text:style-name="Standard"/>
      <text:p text:style-name="Standard">— Моделирование режимов электроэнергетической системы для заданных схем</text:p>
      <text:p text:style-name="Standard">электрической сети предприятия и внешнего электроснабжения;</text:p>
      <text:p text:style-name="Standard"/>
      <text:p text:style-name="Standard">— Моделирование ремонтных режимов в электроэнергетической системе:</text:p>
      <text:p text:style-name="Standard">— Определение оптимальных режимов электроэнергетической системы;</text:p>
      <text:p text:style-name="Standard"/>
      <text:p text:style-name="Standard">— Отработка алгоритмов действий оперативного персонала ГТУ при</text:p>
      <text:p text:style-name="Standard">возникновении однофазных замыканий на землю в сети 35кВ.</text:p>
      <text:p text:style-name="Standard"/>
      <text:p text:style-name="Standard">Цели и задачи, решаемые теплоэнергетической частью ПТК ТЭС:</text:p>
      <text:p text:style-name="Standard"/>
      <text:p text:style-name="Standard">Основные:</text:p>
      <text:p text:style-name="Standard"><text:soft-page-break/></text:p>
      <text:p text:style-name="Standard">— Ознакомление и контроль знаний персонала по технологическому процессу`</text:p>
      <text:p text:style-name="Standard">аппаратам и оборудованию теплоэнергетических установок ТЭС: установка водоподготовки</text:p>
      <text:p text:style-name="Standard">и конденсатоочистки, котлы-утилизаторы, паровые котлы‚ питательно-деаэраторная</text:p>
      <text:p text:style-name="Standard">установка обшестанционное оборудование паровой котельной (далее — установки).</text:p>
      <text:p text:style-name="Standard"/>
      <text:p text:style-name="Standard">- Обучение действиям при пуске и останове установки.</text:p>
      <text:p text:style-name="Standard"/>
      <text:p text:style-name="Standard">- Приобретение и закрепление навыков (отработка навыков) выполнения операций, связанных с управлением технологическим процессом в штатном режиме и работе в нештатных ситуациях.</text:p>
      <text:p text:style-name="Standard"/>
      <text:p text:style-name="Standard">— Обучение действиям технологического персонала при возникновении нештатной</text:p>
      <text:p text:style-name="Standard">(аварийной) ситуации.</text:p>
      <text:p text:style-name="Standard"/>
      <text:p text:style-name="Standard">— Приобретение и закрепление навыков раннего обнаружения предпосылок</text:p>
      <text:p text:style-name="Standard">развития аварийной ситуации и принятия мер по ее предотвращению.</text:p>
      <text:p text:style-name="Standard"/>
      <text:p text:style-name="Standard">- Обучение смен операторов совместным действиям при возникновении нештатной</text:p>
      <text:p text:style-name="Standard">(аварийной) ситуации,</text:p>
      <text:p text:style-name="Standard"/>
      <text:p text:style-name="Standard">- Выполнение операций по управлению работой технологическим оборудованием в</text:p>
      <text:p text:style-name="Standard">установившемся режиме.</text:p>
      <text:p text:style-name="Standard"/>
      <text:p text:style-name="Standard">- Уменьшение времени на пуск и остановку установки.</text:p>
      <text:p text:style-name="Standard"/>
      <text:p text:style-name="Standard">- Повышение квалификации технологического персонала.</text:p>
      <text:p text:style-name="Standard"/>
      <text:p text:style-name="Standard">- Отработка взаимодействия структурных подразделений.</text:p>
      <text:p text:style-name="Standard"/>
      <text:p text:style-name="Standard">- Оценка компетентности оператора</text:p>
      <text:p text:style-name="Standard"/>
      <text:p text:style-name="Standard">Второстепенные:</text:p>
      <text:p text:style-name="Standard">— Подбор и оценка эксплуатационных операций.</text:p>
      <text:p text:style-name="Standard">- Подбор и оценка логики и принципов управления.</text:p>
      <text:p text:style-name="Standard">- Моделирование режимов работы установок перед проведением их ремонта и</text:p>
      <text:p text:style-name="Standard">реконструкции.</text:p>
      <text:p text:style-name="Standard">- Демонстрация эксплуатационных и аварийных сценариев.</text:p>
      <text:p text:style-name="Standard"/>
      <text:p text:style-name="Standard">Цели и задачи, решаемые расчетным модулем выбора оптимального режима</text:p>
      <text:p text:style-name="Standard">работы ГТУ-ТЭС:</text:p>
      <text:p text:style-name="Standard"/>
      <text:p text:style-name="Standard">- Формирование рекомендаций по оптимальному количеству работающих ГТЭС с</text:p>
      <text:p text:style-name="Standard">КУ и паровых котлов. а также распределению нагрузки между ними в зависимости от</text:p>
      <text:p text:style-name="Standard">вводимых в программно—технический комплекс параметров:</text:p>
      <text:p text:style-name="Standard"/>
      <text:p text:style-name="Standard">- значений графиков нагрузки потребляемой электрической энергии,</text:p>
      <text:p text:style-name="Standard">- значений графиков перетока мощности из внешней энергосистемы,</text:p>
      <text:p text:style-name="Standard">- значений графиков потребления пара и обессоленной воды.</text:p>
      <text:p text:style-name="Standard"/>
      <text:p text:style-name="Standard">- максимально допустимая мощность/производительность (ограничения по текущему</text:p>
      <text:p text:style-name="Standard">техническому состоянию)</text:p>
      <text:p text:style-name="Standard"><text:soft-page-break/></text:p>
      <text:p text:style-name="Standard">3. Перечень функций, выполняемых программно-техническим комплексом</text:p>
      <text:p text:style-name="Standard">операторов</text:p>
      <text:p text:style-name="Standard"/>
      <text:p text:style-name="Standard">Для злектроэнергетической части:</text:p>
      <text:p text:style-name="Standard"/>
      <text:p text:style-name="Standard">Математическое моделирование переходных и установившихся электрических и</text:p>
      <text:p text:style-name="Standard">электромеханических процессов в ЭЭС при нормальных и аварийных условиях</text:p>
      <text:p text:style-name="Standard">эксплуатации:</text:p>
      <text:p text:style-name="Standard"/>
      <text:p text:style-name="Standard">- все виды переключений в распределительном устройстве 35 кВ ТЭС;</text:p>
      <text:p text:style-name="Standard">- все виды переключений в распределительном устройстве собственных нужд ТЭС:</text:p>
      <text:p text:style-name="Standard">- включение/отключение внешней сети на подстанции Комплекс и Устиново;</text:p>
      <text:p text:style-name="Standard">- изменения нагрузки потребителей по заданной временной диаграмме;</text:p>
      <text:p text:style-name="Standard">- изменения нагрузки потребления собственных нужд;</text:p>
      <text:p text:style-name="Standard">- изменения активной и реактивной мощности, вырабатываемой генераторами;</text:p>
      <text:p text:style-name="Standard">- изменения напряжения и частоты сети внешнего электроснабжения;</text:p>
      <text:p text:style-name="Standard">- отключения потребителей при срабатывании релейной защиты;</text:p>
      <text:p text:style-name="Standard">- отключения генераторов при срабатывании релейной защиты;</text:p>
      <text:p text:style-name="Standard">- автоматическая синхронизация генератора;</text:p>
      <text:p text:style-name="Standard">- регулирование возбуждения генератора;</text:p>
      <text:p text:style-name="Standard">- автоматический ввод резерва;</text:p>
      <text:p text:style-name="Standard">- ручная синхронизация СШ 35кВ ТЭС с внешней сетью в точках. прописанных</text:p>
      <text:p text:style-name="Standard">инструкцией по синхронизации;</text:p>
      <text:p text:style-name="Standard">- имитация аварийных ситуаций по выбранным сценариям с целью проведения</text:p>
      <text:p text:style-name="Standard">противоаварийных тренировок с возможностью анализа правильности действий персонала.</text:p>
      <text:p text:style-name="Standard"/>
      <text:p text:style-name="Standard">Для теплоэнергетической части:</text:p>
      <text:p text:style-name="Standard"/>
      <text:p text:style-name="Standard">- имитация работы технологического оборудования;</text:p>
      <text:p text:style-name="Standard"/>
      <text:p text:style-name="Standard">- имитация аналоговых технологических параметров;</text:p>
      <text:p text:style-name="Standard"/>
      <text:p text:style-name="Standard">- имитация дискретных технологических параметров;</text:p>
      <text:p text:style-name="Standard"/>
      <text:p text:style-name="Standard">- имитация работы системы противоаварийной защиты и блокировок;</text:p>
      <text:p text:style-name="Standard"/>
      <text:p text:style-name="Standard">- имитация работы системы предаварийной и аварийной сигнализации;</text:p>
      <text:p text:style-name="Standard"/>
      <text:p text:style-name="Standard">- имитация управление работой регуляторов;</text:p>
      <text:p text:style-name="Standard"/>
      <text:p text:style-name="Standard">- имитация воздействия на исполнительные механизмы с отображением изменения</text:p>
      <text:p text:style-name="Standard">на мнемосхемах с помощью цветовой палитры;</text:p>
      <text:p text:style-name="Standard"/>
      <text:p text:style-name="Standard">- формирование информации о текущем состоянии оборудования и</text:p>
      <text:p text:style-name="Standard">технологических параметров для фрагментов мнемосхем;</text:p>
      <text:p text:style-name="Standard"/>
      <text:p text:style-name="Standard">- ведение и отображение трендов технологических параметров;</text:p>
      <text:p text:style-name="Standard">- выполнение процедур автоматического обмена информацией между подсистемами;</text:p>
      <text:p text:style-name="Standard"/>
      <text:p text:style-name="Standard">- автоматическую фиксацию действий оператора в журнале событий;</text:p>
      <text:p text:style-name="Standard">- создание (ввод) внештатных и аварийных ситуаций;</text:p>
      <text:p text:style-name="Standard"><text:soft-page-break/></text:p>
      <text:p text:style-name="Standard">- возможность прогнозирования последствий неисправностей;</text:p>
      <text:p text:style-name="Standard">- возможность изменения технологических схем установок;</text:p>
      <text:p text:style-name="Standard">- возможность задания параметров контурам управления.</text:p>
      <text:p text:style-name="Standard"/>
      <text:p text:style-name="Standard">3 ХАРАКТЕРИСТИКА ОБЪЕКТА АВТОМАТИЗАЦИИ</text:p>
      <text:p text:style-name="Standard"/>
      <text:p text:style-name="Standard">Тепловая электрическая станция предназначена для выработки электрический энергии</text:p>
      <text:p text:style-name="Standard">напряжением 35 кВ; частотой 50 Гц, тепловой энергии в виде пара давлением 15 кгс/см2</text:p>
      <text:p text:style-name="Standard"/>
      <text:p text:style-name="Standard">(1-0.8 кгс/СМЗ) температурой 290 гр; С ($15 гр. С), а также химочищенной воды.</text:p>
      <text:p text:style-name="Standard">Установленная мощность ТЭС:</text:p>
      <text:p text:style-name="Standard"/>
      <text:p text:style-name="Standard">— электрическая энергия — 200 МВт</text:p>
      <text:p text:style-name="Standard">- тепловая энергия в виде пара — 700 т/ч</text:p>
      <text:p text:style-name="Standard">- с учетом конденсата, возвращаемого с производства на конденсатоочистку в</text:p>
      <text:p text:style-name="Standard">количестве 270 мЗ/ч; производительность XBO составляет 652 мЗ/ч по</text:p>
      <text:p text:style-name="Standard">глубоко—обессоленной и 80 м /ч по частично обессоленной воде.</text:p>
      <text:p text:style-name="Standard"/>
      <text:p text:style-name="Standard"/>
      <text:p text:style-name="Standard">Тепловая электрическая станция состоит из следующих установок:</text:p>
      <text:p text:style-name="Standard"/>
      <text:p text:style-name="Standard">— Газотурбинная электростанция установленной электрической мощностью 200</text:p>
      <text:p text:style-name="Standard">МВт, На газотурбинной электростанции установлено 8 газотурбинных энергоагрегатов типа</text:p>
      <text:p text:style-name="Standard">ТЭС—25ПА, производства ОАО «Авиадвигатель» г‚ Пермь, номинальной мощностью 25</text:p>
      <text:p text:style-name="Standard">МВт, 4-х котлов-утилизаторов типа THC—98 номинальной производительностью 40 т/ч и 4—х</text:p>
      <text:p text:style-name="Standard">котлов—утилизаторов типа ПК—99 номинальной производительностью 40 т/ч.</text:p>
      <text:p text:style-name="Standard"/>
      <text:p text:style-name="Standard">— Распределение выработанной электрической энергии происходит путем</text:p>
      <text:p text:style-name="Standard">трансформации генераторного напряжения 10,5 KB до 35 KB с помощью 8—ми блочных</text:p>
      <text:p text:style-name="Standard">трансформаторов мощностью 40 МВа каждый. Для дальнейшей передачи и распределения</text:p>
      <text:p text:style-name="Standard">электрической энергии в состав станции также входит комплектное распределительное</text:p>
      <text:p text:style-name="Standard">устройство 35 KB. состоящее из 2—х секций шин с 2—мя системами шин и количеством ячеек —</text:p>
      <text:p text:style-name="Standard">50 штук` с вакуумными выключателями 35 KB и элегазовой изоляцией. Ограничение токов</text:p>
      <text:p text:style-name="Standard">короткого замыкания выполнено с применением токоограничивающих реакторов. Релейная</text:p>
      <text:p text:style-name="Standard">защита и автоматика силового электрооборудования выполнена с применением</text:p>
      <text:p text:style-name="Standard">микропроцессорных терминалов защит, Передача электроэнергии напряжением 35 KB до</text:p>
      <text:p text:style-name="Standard">подстанций ООО «ЛУКОЙЛ—Пермнефтеоргсинтез» осуществляется по кабельным линиям с</text:p>
      <text:p text:style-name="Standard">изоляцией из сшитого полиэтилена, Собственные нужды ТЭС питаются от 2—х</text:p>
      <text:p text:style-name="Standard">трансформаторов собственных нужд 35/6 KB мощностью 10 МВа каждый. Распределение</text:p>
      <text:p text:style-name="Standard">сети напряжением 6 кВ выполнено с помощью ЗРУ-б кВ, состоящим из 2-х секций шин, в</text:p>
      <text:p text:style-name="Standard">количестве 26 ячеек с вакуумными выключателями Также для дальнейшего преобразования</text:p>
      <text:p text:style-name="Standard">электроэнергии до напряжения потребителей станции применены 7 комплектных 2—х</text:p>
      <text:p text:style-name="Standard">трансформаторных подстанций 6/0_4 KB с мощностью трансформаторов от 1250 кВа до 2000</text:p>
      <text:p text:style-name="Standard">кВа, Основными потребителями электроэнергии собственных нужд являются</text:p>
      <text:p text:style-name="Standard">электродвигатели приводов насосов, дутьевых вентиляторов, систем вентиляции,</text:p>
      <text:p text:style-name="Standard">мощностью до 250 кВт и напряжением 0,4 кВ.</text:p>
      <text:p text:style-name="Standard"/>
      <text:p text:style-name="Standard">— Паровая котельная, В здании паровой котельной размещены 4 паровых котла</text:p>
      <text:p text:style-name="Standard"><text:soft-page-break/>типа Е—95-1_7-300Г ПК—97 номинальной производительностью 95 T/‘-I каждый.</text:p>
      <text:p text:style-name="Standard"/>
      <text:p text:style-name="Standard">— Водоподготовительная установка и установка очистки конденсата.</text:p>
      <text:p text:style-name="Standard">Предназначаются для восполнения потерь в пароводяном цикле электростанции</text:p>
      <text:p text:style-name="Standard"/>
      <text:p text:style-name="Standard">собственных нужд, а также подготовки деминерализованной воды для технологических</text:p>
      <text:p text:style-name="Standard">нужд ООО «ЛУКОИЛ—Пермнефтеоргсинтез» в том числе:</text:p>
      <text:p text:style-name="Standard"/>
      <text:p text:style-name="Standard">— на котлы электростанции 0:500 мЗ/ч,</text:p>
      <text:p text:style-name="Standard">— на впрыск блоков ГТУ Q=72 мЗ/ч,</text:p>
      <text:p text:style-name="Standard"/>
      <text:p text:style-name="Standard">- на комплекс переработки нефтяных остатков (КНПО) Q=80 мЗ/ч,</text:p>
      <text:p text:style-name="Standard">- на заводские котлы—утилизаторы (существующие) Q=80 м3/ч</text:p>
      <text:p text:style-name="Standard"/>
      <text:p text:style-name="Standard">4 ТРЕБОВАНИЯ К СИСТЕМЕ</text:p>
      <text:p text:style-name="Standard"/>
      <text:p text:style-name="Standard">4.1 Требования к системе в целом</text:p>
      <text:p text:style-name="Standard"/>
      <text:p text:style-name="Standard">4.1.1 Требования к структуре и функционированию системы</text:p>
      <text:p text:style-name="Standard">Программно-технический комплекс разрабатывается B соответствии с Приказом</text:p>
      <text:p text:style-name="Standard">Ростехнадзора от 11.03.2013 N 96 ”Об утверждении Федеральных норм и правил в области</text:p>
      <text:p text:style-name="Standard">промышленной безопасности "Общие правила взрывобезопасности для </text:p>
      <text:p text:style-name="Standard">взрывопожароопасных химических, нефтехимических и нефтеперерабатываюших</text:p>
      <text:p text:style-name="Standard">производств".</text:p>
      <text:p text:style-name="Standard"/>
      <text:p text:style-name="Standard">В программно-техническом комплексе должно быть реализовано:</text:p>
      <text:p text:style-name="Standard"/>
      <text:p text:style-name="Standard">Для злектроэнергетической части:</text:p>
      <text:p text:style-name="Standard"/>
      <text:p text:style-name="Standard">1. Компьютерная поддержка при составлении программ оперативных</text:p>
      <text:p text:style-name="Standard">переключений;</text:p>
      <text:p text:style-name="Standard"/>
      <text:p text:style-name="Standard">2. Отработка (проверка) программ оперативных переключений;</text:p>
      <text:p text:style-name="Standard"/>
      <text:p text:style-name="Standard">3. Моделирование режимов злектроэнергетической системы для заданных схем</text:p>
      <text:p text:style-name="Standard">электрической сети предприятия и внешнего электроснабжения;</text:p>
      <text:p text:style-name="Standard"/>
      <text:p text:style-name="Standard">4. Моделирование ремонтных режимов в электроэнергетической системе;</text:p>
      <text:p text:style-name="Standard"/>
      <text:p text:style-name="Standard">5. Определение оптимальных режимов электроэнергетической системы;</text:p>
      <text:p text:style-name="Standard"/>
      <text:p text:style-name="Standard">6. Отработка алгоритмов действий оперативного персонала ГЩУ при</text:p>
      <text:p text:style-name="Standard">возникновении однофазных замыканий на землю в сети 35кВ.</text:p>
      <text:p text:style-name="Standard"/>
      <text:p text:style-name="Standard">7. все виды переключений в распределительном устройстве 35 кВ ТЭС;</text:p>
      <text:p text:style-name="Standard"/>
      <text:p text:style-name="Standard">8. все виды переключений в распределительном устройстве собственных нужд</text:p>
      <text:p text:style-name="Standard">ТЭС (ЗРУ-бкВ);</text:p>
      <text:p text:style-name="Standard"/>
      <text:p text:style-name="Standard">9. включение/отключение внешней сети на подстанции Комплекс и Устиново;</text:p>
      <text:p text:style-name="Standard"/>
      <text:p text:style-name="Standard">10. изменения нагрузки потребителей по заданной временной диаграмме;</text:p>
      <text:p text:style-name="Standard"><text:soft-page-break/></text:p>
      <text:p text:style-name="Standard">11. изменения нагрузки потребления собственных нужд;</text:p>
      <text:p text:style-name="Standard"/>
      <text:p text:style-name="Standard">12. изменения активной и реактивной мощности, вырабатываемой генераторами;</text:p>
      <text:p text:style-name="Standard"/>
      <text:p text:style-name="Standard">13. изменения напряжения и частоты сети внешнего электроснабжения;</text:p>
      <text:p text:style-name="Standard"/>
      <text:p text:style-name="Standard">14. отключения потребителей при срабатывании релейной защиты;</text:p>
      <text:p text:style-name="Standard">15. отключения генераторов при срабатывании релейной защиты;</text:p>
      <text:p text:style-name="Standard">16. автоматическая синхронизация генератора;</text:p>
      <text:p text:style-name="Standard">17. регулирование возбуждения генератора;</text:p>
      <text:p text:style-name="Standard">18. автоматический ввод резерва;</text:p>
      <text:p text:style-name="Standard"/>
      <text:p text:style-name="Standard">19. ручная синхронизация СШ 35кВ ТЭС с внешней сетью в точках, прописанных</text:p>
      <text:p text:style-name="Standard">инструкцией по синхронизации;</text:p>
      <text:p text:style-name="Standard"/>
      <text:p text:style-name="Standard">Для теплознергетической части:</text:p>
      <text:p text:style-name="Standard"/>
      <text:p text:style-name="Standard">20. Ведение основного технологического процесса, процедуры пуска и остановки</text:p>
      <text:p text:style-name="Standard">(плановой и аварийной) технологической установки,</text:p>
      <text:p text:style-name="Standard"/>
      <text:p text:style-name="Standard">21. Влияние параметров процесса и внешних возмущений (качество и вид сырья,</text:p>
      <text:p text:style-name="Standard">загрузка, погодные условия) на режим процесса и количественные и качественные</text:p>
      <text:p text:style-name="Standard">показатели производства и продуктов.</text:p>
      <text:p text:style-name="Standard"/>
      <text:p text:style-name="Standard">22. Схемы регулирования системы управления, схемы сигнализации, защит и</text:p>
      <text:p text:style-name="Standard">блокировок, предусмотренные исходным проектом установки.</text:p>
      <text:p text:style-name="Standard"/>
      <text:p text:style-name="Standard">23. Аварийные ситуации — отказы остановы оборудования, разгерметизация</text:p>
      <text:p text:style-name="Standard">аппаратов и трубопроводов, прекращение подачи сырья, реагентов, энергоносителей,</text:p>
      <text:p text:style-name="Standard"/>
      <text:p text:style-name="Standard">24. Моделирование всей запорно—регулирующей арматуры, в т.ч. клапанные</text:p>
      <text:p text:style-name="Standard">сборки. ручная запорная арматура.</text:p>
      <text:p text:style-name="Standard"/>
      <text:p text:style-name="Standard">4.1.2 Требования к надежности</text:p>
      <text:p text:style-name="Standard"/>
      <text:p text:style-name="Standard">Система должна сохранять работоспособность и обеспечивать восстановление своих функций при возникновении следующих внештатных ситуаций:</text:p>
      <text:p text:style-name="Standard">– при сбоях в системе электроснабжения аппаратной части, приводящих к перезагрузке ОС, восстановление программы должно происходить после перезапуска ОС и запуска исполняемого файла системы;</text:p>
      <text:p text:style-name="Standard">– при ошибках в работе аппаратных средств (кроме носителей данных и программ) восстановление функции системы возлагается на ОС;</text:p>
      <text:p text:style-name="Standard">– при ошибках, связанных с программным обеспечением (ОС и драйверы устройств), восстановление работоспособности возлагается на ОС.</text:p>
      <text:p text:style-name="Standard">Для защиты аппаратуры от бросков напряжения и коммутационных помех должны применяться сетевые фильтры.</text:p>
      <text:p text:style-name="Standard"/>
      <text:p text:style-name="Standard">4.1.3 Требования к эргономике и технической эстетике</text:p>
      <text:p text:style-name="Standard">Для эмуляции операторского интерфейса РСУ может использоваться ПО</text:p>
      <text:p text:style-name="Standard">операторского интерфейса Siemens WinCC с использованием мнемосхем операторского</text:p>
      <text:p text:style-name="Standard"/>
      <text:p text:style-name="Standard"><text:soft-page-break/>интерфейса реальной РСУ установки либо иное, совместимое со средствами виртуализации</text:p>
      <text:p text:style-name="Standard">VMware версия ESXi 5.5,</text:p>
      <text:p text:style-name="Standard"/>
      <text:p text:style-name="Standard">Эмулятор интерфейса АРМ ГЩУ</text:p>
      <text:p text:style-name="Standard">Эмулируемый интерфейс АРМ ГЩУ (мнемосхемы, панели управления. тренды`</text:p>
      <text:p text:style-name="Standard">информационные окна) должен по виду и функциональным возможностям полностью</text:p>
      <text:p text:style-name="Standard"/>
      <text:p text:style-name="Standard">соответствовать интерфейсу реального АРМ ГЩУ, построенному на базе SCADA General</text:p>
      <text:p text:style-name="Standard">Electric Power Link Advantech.</text:p>
      <text:p text:style-name="Standard"/>
      <text:p text:style-name="Standard">Эмулятор интерфейса мнемосхемы управления генераторами</text:p>
      <text:p text:style-name="Standard"/>
      <text:p text:style-name="Standard">Эмулируемый мнемосхемы управления генераторами должен по виду и</text:p>
      <text:p text:style-name="Standard">функциональным возможностям полностью соответствовать интерфейсу реального АРМ</text:p>
      <text:p text:style-name="Standard">ГТЭС в части управления генераторами, построенному на базе SCADA WinCC.</text:p>
      <text:p text:style-name="Standard"/>
      <text:p text:style-name="Standard">Эмулятор ЗРУ_35‚ ЗРУ-б ТЭС</text:p>
      <text:p text:style-name="Standard"/>
      <text:p text:style-name="Standard">Эмулятор ЗРУ-ЗЗ. ЗРУ—б предназначен для имитации управления и контроля</text:p>
      <text:p text:style-name="Standard">состояния соответствующего электрооборудования по месту. Интерфейс эмулятора BPS/~35.</text:p>
      <text:p text:style-name="Standard">ЗРУ—б должен содержать изображения щитов КРУЭ-35, КРУ—6 кВ, шкафов управления</text:p>
      <text:p text:style-name="Standard">возбуждением генераторов 14 шкафов синхронизации с копками, переключателями и</text:p>
      <text:p text:style-name="Standard"/>
      <text:p text:style-name="Standard">индикаторами по виду и функциональным возможностям приближенными к реальному</text:p>
      <text:p text:style-name="Standard">оборудованию.</text:p>
      <text:p text:style-name="Standard"/>
      <text:p text:style-name="Standard">Эмулируемый интерфейс оператора РСУ (мнемосхемы, панельки управления тренды,</text:p>
      <text:p text:style-name="Standard">информационные окна) должен по виду и функциональным возможностям соответствовать</text:p>
      <text:p text:style-name="Standard">интерфейсу реальной РСУ.</text:p>
      <text:p text:style-name="Standard"/>
      <text:p text:style-name="Standard">ПТК должен воспроизводить звуковые алармы. протоколировать алармы и действия</text:p>
      <text:p text:style-name="Standard"/>
      <text:p text:style-name="Standard">операторов, а также поддерживать запись значений технологических параметров для дальнейшего просмотра и анализа.</text:p>
      <text:p text:style-name="Standard"/>
      <text:p text:style-name="Standard">Остальные элементы управления (щиты, задвижки, органы управления удаленных</text:p>
      <text:p text:style-name="Standard">устройств и т.д.) отображаются на интерфейсе полевого оператора с использованием средств</text:p>
      <text:p text:style-name="Standard"/>
      <text:p text:style-name="Standard">двух или трехмерной графики, Логика управления этими объектами на ПТК должна</text:p>
      <text:p text:style-name="Standard">соответствовать реальной.</text:p>
      <text:p text:style-name="Standard"/>
      <text:p text:style-name="Standard">На мнемосхемах полевого оператора должна быть доступна ручная арматура и другие</text:p>
      <text:p text:style-name="Standard">элементы управления ”по месту” необходимые для полноценного проведения тренинга.</text:p>
      <text:p text:style-name="Standard"/>
      <text:p text:style-name="Standard">Перечень моделируемых и отображаемых элементов управления по месту определяется на</text:p>
      <text:p text:style-name="Standard">этапе Эскизного проектирования системы,</text:p>
      <text:p text:style-name="Standard"/>
      <text:p text:style-name="Standard">Допускается реализация интерфейса полевого оператора программными средствами</text:p>
      <text:p text:style-name="Standard">третьих производителей.</text:p>
      <text:p text:style-name="Standard"/>
      <text:p text:style-name="Standard">4.1.4 Требования к защите информации от несанкционированного доступа</text:p>
      <text:p text:style-name="Standard"/>
      <text:p text:style-name="Standard"><text:soft-page-break/>ИС должна обеспечивать защиту от несанкционированного доступа (НСД) на уровне не ниже установленного требованиями, предъявляемыми к категории 1Д по классификации действующего руководящего документа Гостехкомиссии России «Автоматизированные системы. Защита от несанкционированного доступа к информации. Классификация автоматизированных систем» 1992 г. </text:p>
      <text:p text:style-name="Standard">Компоненты подсистемы защиты от НСД должны обеспечивать:</text:p>
      <text:p text:style-name="Standard">– идентификацию пользователя;</text:p>
      <text:p text:style-name="Standard">– проверку полномочий пользователя при работе с системой;</text:p>
      <text:p text:style-name="Standard">– разграничение доступа пользователей на уровне задач и информационных массивов.</text:p>
      <text:p text:style-name="Standard">Протоколы аудита системы и приложений должны быть защищены от несанкционированного доступа как локально, так и в архиве.</text:p>
      <text:p text:style-name="Standard">Уровень защищённости от несанкционированного доступа средств вычислительной техники, обрабатывающих конфиденциальную информацию, должен соответствовать требованиям к классу защищённости 6 согласно требованиям действующего руководящего документа Гостехкомиссии России «Средства вычислительной техники. Защита от несанкционированного доступа к информации. Показатели защищенности от несанкционированного доступа к информации».</text:p>
      <text:p text:style-name="Standard">Защищённая часть системы должна использовать "слепые" пароли (при наборе пароля его символы не показываются на экране либо заменяются одним типом символов; количество символов не соответствует длине пароля).</text:p>
      <text:p text:style-name="Standard">Защищённая часть системы должна автоматически блокировать сессии пользователей и приложений по заранее заданным временам отсутствия активности со стороны пользователей и приложений.</text:p>
      <text:p text:style-name="Standard">Защищённая часть системы должна предотвратить работу с некатегоризированной информацией под сеансом пользователя, авторизованного на доступ к конфиденциальной информации.</text:p>
      <text:p text:style-name="Standard">Защищённая часть системы должна использовать многоуровневую систему защиты. Защищённая часть системы должна быть отделена от незащищённой части системы межсетевым экраном.</text:p>
      <text:p text:style-name="Standard"/>
      <text:p text:style-name="Standard">4.1.5 Требования по сохранности информации при авариях</text:p>
      <text:p text:style-name="Standard"/>
      <text:p text:style-name="Standard">Программное обеспечение ТК ТЭС должно восстанавливать свое функционирование при корректном перезапуске аппаратных средств. Должна быть предусмотрена возможность организации автоматического и (или) ручного резервного копирования данных системы средствами системного и базового программного обеспечения (ОС, СУБД), входящего в состав программно технического комплекса Заказчика.</text:p>
      <text:p text:style-name="Standard">Приведенные выше требования не распространяются на компоненты системы, разработанные третьими сторонами и действительны только при соблюдении правил эксплуатации этих компонентов, включая своевременную установку обновлений, рекомендованных производителями покупного программного обеспечения.</text:p>
      <text:p text:style-name="Standard"/>
      <text:p text:style-name="Standard">4.1.6 Дополнительные требования</text:p>
      <text:p text:style-name="Standard">Воткнуть</text:p>
      <text:p text:style-name="Standard"/>
      <text:p text:style-name="Standard">4.2 Требования к функциям (задачам), выполняемым системой</text:p>
      <text:p text:style-name="Standard">Для реализации функций инструктора в ПТК ТЭС` как минимум, должны быть</text:p>
      <text:p text:style-name="Standard">реализованы следующие средства:</text:p>
      <text:p text:style-name="Standard"/>
      <text:p text:style-name="Standard">— активации ПТК требуемой технологической установки;</text:p>
      <text:p text:style-name="Standard"/>
      <text:p text:style-name="Standard">- регистрации обучаемых;</text:p>
      <text:p text:style-name="Standard"><text:soft-page-break/></text:p>
      <text:p text:style-name="Standard">- управления моделированием ТП, СУ и СПАЗ (запуск-останов, загрузка—</text:p>
      <text:p text:style-name="Standard">сохранение состояния, ускорение—замедление скорости моделирования итп.);</text:p>
      <text:p text:style-name="Standard"/>
      <text:p text:style-name="Standard">- имитации неисправностей технологического оборудования и средств КИП И A;</text:p>
      <text:p text:style-name="Standard"/>
      <text:p text:style-name="Standard">- управления сценариями развития аварийных ситуаций;</text:p>
      <text:p text:style-name="Standard"/>
      <text:p text:style-name="Standard">— управления тренировочными упражнениями;</text:p>
      <text:p text:style-name="Standard"/>
      <text:p text:style-name="Standard">- контроля анализа и оценки действий операторов;</text:p>
      <text:p text:style-name="Standard"/>
      <text:p text:style-name="Standard">- генерации отчетов по результатам тренинга</text:p>
      <text:p text:style-name="Standard"/>
      <text:p text:style-name="Standard">Окончательный перечень реализуемых функций инструктора и их детальная</text:p>
      <text:p text:style-name="Standard">спецификация определяются на этапе Эскизного проектирования.</text:p>
      <text:p text:style-name="Standard"/>
      <text:p text:style-name="Standard">Заказчику при приемке системы передаются сконфигурированные средства</text:p>
      <text:p text:style-name="Standard">инструктора в соответствии с согласованным и утвержденным перечнем. и в следующем</text:p>
      <text:p text:style-name="Standard">объеме:</text:p>
      <text:p text:style-name="Standard">- файлы предопределенных состояний технологического обьекта.</text:p>
      <text:p text:style-name="Standard">- неисправности технологического оборудования и КИП и А;</text:p>
      <text:p text:style-name="Standard">- тренировочные упражнения;</text:p>
      <text:p text:style-name="Standard">- сценарии развития аварийных ситуаций;</text:p>
      <text:p text:style-name="Standard">— метрики оценки действий операторов;</text:p>
      <text:p text:style-name="Standard">— шаблоны отчетов по результатам тренинга.</text:p>
      <text:p text:style-name="Standard"/>
      <text:p text:style-name="Standard">4.3 Требования к видам обеспечения</text:p>
      <text:p text:style-name="Standard"/>
      <text:p text:style-name="Standard">4.3.1 Требования к лингвистическому обеспечению</text:p>
      <text:p text:style-name="Standard">Для реализации функций ПТК ТЭС должны использоваться современные средства</text:p>
      <text:p text:style-name="Standard">конфигурирования, визуального и обьектно—ориентированного программирования.</text:p>
      <text:p text:style-name="Standard"/>
      <text:p text:style-name="Standard">Моделирование ТП может быть реализовано средствами прикладного пакета</text:p>
      <text:p text:style-name="Standard">моделирования ХТП Honeywell Unisim Design на языке визуального моделирования либо</text:p>
      <text:p text:style-name="Standard">иного пакета, совместимого со средствами виртуализации VMware версия ESXi 5.5.</text:p>
      <text:p text:style-name="Standard"/>
      <text:p text:style-name="Standard">Моделирование электроэнергетической системы может быть реализовано средствами</text:p>
      <text:p text:style-name="Standard">концепции RAD (rapid application development - быстрая разработка приложений).</text:p>
      <text:p text:style-name="Standard"/>
      <text:p text:style-name="Standard">Программирование алгоритмов СУ и СПАЗ осуществляется с помощью языковых</text:p>
      <text:p text:style-name="Standard">средств, удовлетворяющих требованиям МЭК 61131—3 "Программнo-логические</text:p>
      <text:p text:style-name="Standard">контроллеры Языки программирования".</text:p>
      <text:p text:style-name="Standard"/>
      <text:p text:style-name="Standard">Настройка Инструкторских задач осуществляется с помощью средств</text:p>
      <text:p text:style-name="Standard">конфигурирования не требующих знания языков программирования.</text:p>
      <text:p text:style-name="Standard"/>
      <text:p text:style-name="Standard">Интерфейс средств конфигурирования ПТК ТЭС (моделирования ТП, моделирования</text:p>
      <text:p text:style-name="Standard">СУ и СПАЗ) может быть реализован на английском языке.</text:p>
      <text:p text:style-name="Standard"/>
      <text:p text:style-name="Standard">Словесная информация, представляемая на дисплее оператору (Панели общего</text:p>
      <text:p text:style-name="Standard">обзора, Мнемосхемы, Панели групп управления, Панели настройки, Панели сигналов</text:p>
      <text:p text:style-name="Standard"><text:soft-page-break/></text:p>
      <text:p text:style-name="Standard">тревоги и действий оператора, Панели регистрации хода процесса, Служебные панели),</text:p>
      <text:p text:style-name="Standard">должна быть на русском языке.</text:p>
      <text:p text:style-name="Standard"/>
      <text:p text:style-name="Standard">4.3.1 Требования к математическому обеспечению системы</text:p>
      <text:p text:style-name="Standard">Разработка математической модели ТП.</text:p>
      <text:p text:style-name="Standard">На данном этапе производится разработка и отладка математической модели ТП. По</text:p>
      <text:p text:style-name="Standard">окончании этапа модель ТП предъявляется Заказчику для демонстрации, согласования и</text:p>
      <text:p text:style-name="Standard"/>
      <text:p text:style-name="Standard">утверждения, Операторский интерфейс модели на данном этапе реализуется в упрощенном</text:p>
      <text:p text:style-name="Standard">виде в среде разработки модели ТП,</text:p>
      <text:p text:style-name="Standard"/>
      <text:p text:style-name="Standard">Основные требования к моделированию ТП приведены в п 1.1.</text:p>
      <text:p text:style-name="Standard"/>
      <text:p text:style-name="Standard">Разработка математической модели СУ и СПАЗ</text:p>
      <text:p text:style-name="Standard">Производится разработка алгоритмов СУ и СПАЗ. При моделировании алгоритмов</text:p>
      <text:p text:style-name="Standard"/>
      <text:p text:style-name="Standard">СУ и СПАЗ используются конфигурационные файлы действующей РСУ технологического</text:p>
      <text:p text:style-name="Standard">объекта.</text:p>
      <text:p text:style-name="Standard"/>
      <text:p text:style-name="Standard">Основные требования к моделированию СУ и СПАЗ приведены в п. 8.5 и 12</text:p>
      <text:p text:style-name="Standard"/>
      <text:p text:style-name="Standard">4.3.2 Требования к программному обеспечению системы</text:p>
      <text:p text:style-name="Standard">Программное обеспечение для моделирования ТП должно быть лицензионным,</text:p>
      <text:p text:style-name="Standard">коммерчески доступным и открытым, иметь широкое применение в нефтепереработке и</text:p>
      <text:p text:style-name="Standard">теплоэнергетике. иметь возможность модернизации процесса и внесения необходимых</text:p>
      <text:p text:style-name="Standard">изменений и усовершенствований 13 модель процесса специалистами заказчика. Для этого</text:p>
      <text:p text:style-name="Standard">должен быть проведен соответствующий курс обучения моделированию для этих</text:p>
      <text:p text:style-name="Standard">специалистов.</text:p>
      <text:p text:style-name="Standard"/>
      <text:p text:style-name="Standard">8.1. B составе программного обеспечения ПТК ТЭС должно присутствовать ПО</text:p>
      <text:p text:style-name="Standard">следующего вида:</text:p>
      <text:p text:style-name="Standard"/>
      <text:p text:style-name="Standard">— разработки и отладки моделей ТП B статических и динамических режимах;</text:p>
      <text:p text:style-name="Standard"/>
      <text:p text:style-name="Standard">— разработки и отладки алгоритмов СУ и СПАЗ;</text:p>
      <text:p text:style-name="Standard"/>
      <text:p text:style-name="Standard">- разработки Операторского интерфейса РСУ;</text:p>
      <text:p text:style-name="Standard"/>
      <text:p text:style-name="Standard">— разработки Операторского интерфейса полевого оператора;</text:p>
      <text:p text:style-name="Standard"/>
      <text:p text:style-name="Standard">- разработки и конфигурации функций инструктора;</text:p>
      <text:p text:style-name="Standard"/>
      <text:p text:style-name="Standard">- реализации в реальном и машинном времени модели ТП;</text:p>
      <text:p text:style-name="Standard"/>
      <text:p text:style-name="Standard">- реализации в реальном и машинном времени алгоритмов СУ и СПАЗ;</text:p>
      <text:p text:style-name="Standard"/>
      <text:p text:style-name="Standard">- среда исполнения операторского интерфейса РСУ;</text:p>
      <text:p text:style-name="Standard"/>
      <text:p text:style-name="Standard">- среда исполнения операторского интерфейса полевого оператора;</text:p>
      <text:p text:style-name="Standard"/>
      <text:p text:style-name="Standard">- реализации функций инструктора обучения;</text:p>
      <text:p text:style-name="Standard"><text:soft-page-break/></text:p>
      <text:p text:style-name="Standard">— программные средства предтренажерной подготовки</text:p>
      <text:p text:style-name="Standard"/>
      <text:p text:style-name="Standard">8.2. Заказчику должен быть предоставлен инструментарий по развитию 11 настройке</text:p>
      <text:p text:style-name="Standard">моделей. параллельному изменению технологических схем. мнемосхем и схем управления B</text:p>
      <text:p text:style-name="Standard">ПТК вследствие изменения технологии. схем управления` логики работы СПАЗ,</text:p>
      <text:p text:style-name="Standard"/>
      <text:p text:style-name="Standard">8.3. Должно быть предусмотрено перенесение ПТК на более мощные компьютеры</text:p>
      <text:p text:style-name="Standard">по мере их развития в пределах аппаратурного ряда с повышением точности моделирования.</text:p>
      <text:p text:style-name="Standard"/>
      <text:p text:style-name="Standard">8.4. Программное обеспечение для моделирования ТП должно быть лицензионным,</text:p>
      <text:p text:style-name="Standard">коммерчески доступным и открытым, иметь широкое применение в нефтепереработке и</text:p>
      <text:p text:style-name="Standard">теплоэнергетике. иметь возможность модернизации процесса и внесения необходимых</text:p>
      <text:p text:style-name="Standard">изменений и усовершенствований 13 модель процесса специалистами заказчика. Для этого</text:p>
      <text:p text:style-name="Standard">должен быть проведен соответствующий курс обучения моделированию для этих</text:p>
      <text:p text:style-name="Standard">специалистов.</text:p>
      <text:p text:style-name="Standard"/>
      <text:p text:style-name="Standard">8.5, По всем техническим и программным средствам, применяемым в ПТК должны</text:p>
      <text:p text:style-name="Standard">соблюдаться условия лицензионных соглашений и обеспечиваться патентная чистота.</text:p>
      <text:p text:style-name="Standard"/>
      <text:p text:style-name="Standard">8.6, B ПТК должны быть использованы конфигурации функционирующей на</text:p>
      <text:p text:style-name="Standard">установке реальной РСУ. Эта конфигурация должна быть загружена в ПТК, чтобы точно</text:p>
      <text:p text:style-name="Standard">повторить работу РСУ, Должна быть возможность изменения, отладки 11 тестирования</text:p>
      <text:p text:style-name="Standard">алгоритмов РСУ, достигаемая за счет использования в ПТК симулятора контроллеров,</text:p>
      <text:p text:style-name="Standard"/>
      <text:p text:style-name="Standard">полностью повторяющего функциональность реальных контроллеров РСУ и СПАЗ. Должна</text:p>
      <text:p text:style-name="Standard">быть возможность переноса изменений из ПТК в реальную РСУ на установке.</text:p>
      <text:p text:style-name="Standard"/>
      <text:p text:style-name="Standard">8.7. B поставку должен входить также инструментарий для переноса конфигурации</text:p>
      <text:p text:style-name="Standard">системы управления в ПТК. Это позволит заказчику в дальнейшем самостоятельно</text:p>
      <text:p text:style-name="Standard">поддерживать актуальность ПТК при возможных изменениях алгоритмов автоматизации, и</text:p>
      <text:p text:style-name="Standard">синхронизировать его с текущей конфигурацией РСУ.</text:p>
      <text:p text:style-name="Standard"/>
      <text:p text:style-name="Standard">8.8. B состав ПТК должны быть включены автоматизированные ПЛАС, которые</text:p>
      <text:p text:style-name="Standard">должны обеспечивать:</text:p>
      <text:p text:style-name="Standard"/>
      <text:p text:style-name="Standard">- обучение по электронному учебнику ПЛАС;</text:p>
      <text:p text:style-name="Standard"/>
      <text:p text:style-name="Standard">— возможность редактирования оперативной части (сценариев) и графического</text:p>
      <text:p text:style-name="Standard">материала ПЛАС (принципиальные технологические схемы, схемы расположения</text:p>
      <text:p text:style-name="Standard">оборудования‚ схемы развития аварий);</text:p>
      <text:p text:style-name="Standard"/>
      <text:p text:style-name="Standard">— тренировку и экзамен операторов по оперативной части ПЛАС:</text:p>
      <text:p text:style-name="Standard"/>
      <text:p text:style-name="Standard">— автоматическую оценку знаний ПЛАС оперативным перСОНалом;</text:p>
      <text:p text:style-name="Standard"/>
      <text:p text:style-name="Standard">— протоколирование экзаменов по ПЛАС;</text:p>
      <text:p text:style-name="Standard"/>
      <text:p text:style-name="Standard">- историческую базу данных по персоналиям обучаемых.</text:p>
      <text:p text:style-name="Standard"/>
      <text:p text:style-name="Standard">4.3.5 Требования к техническому обеспечению</text:p>
      <text:p text:style-name="Standard">Техническое обеспечение ПТК ТЭС должно быть построено на клиент—серверной</text:p>
      <text:p text:style-name="Standard"><text:soft-page-break/>архитектуре. Структурная схема технического обеспечения ПТК ТЭС представлена на ??? рис. 2</text:p>
      <text:p text:style-name="Standard"/>
      <text:p text:style-name="Standard">Сервер моделирования технологических процессов (ТП) предназначен для</text:p>
      <text:p text:style-name="Standard">моделирования ТП.</text:p>
      <text:p text:style-name="Standard"/>
      <text:p text:style-name="Standard">Модель ТП должна соответствовать блочной структуре установки и включать</text:p>
      <text:p text:style-name="Standard">необходимое оборудование Основные требования к объему моделирования ТП</text:p>
      <text:p text:style-name="Standard">представлены в по 4.</text:p>
      <text:p text:style-name="Standard"/>
      <text:p text:style-name="Standard">Моделирование ТП в ПТК ТЭС может быть реализовано средствами прикладного</text:p>
      <text:p text:style-name="Standard">пакета моделирования химико—технологических процессов Honeywell Uinsim Design либо</text:p>
      <text:p text:style-name="Standard">иного. совместимого со средствами виртуализации VMware версия ESXi 5.5. Основные</text:p>
      <text:p text:style-name="Standard">требования к глубине моделирования ТП представлены в п, 1 1.</text:p>
      <text:p text:style-name="Standard"/>
      <text:p text:style-name="Standard">Сервер моделирования РСУ предназначен для моделирования алгоритмов системы</text:p>
      <text:p text:style-name="Standard">управления и противоаварийной зашиты (СУ И СПАЗ). Основные требования к</text:p>
      <text:p text:style-name="Standard">моделированию алгоритмов СУ и СПАЗ отражены в п. 12</text:p>
      <text:p text:style-name="Standard"/>
      <text:p text:style-name="Standard">Станция инструктора 7 рабочее место инструктора` позволяющее организовывать и</text:p>
      <text:p text:style-name="Standard">управлять процессом тренинга операторов</text:p>
      <text:p text:style-name="Standard"/>
      <text:p text:style-name="Standard">Станция полевого оператора служит для отображения и управления элементами</text:p>
      <text:p text:style-name="Standard">управления "по месту" (ручная арматура, местные посты управления и тп,). Основные</text:p>
      <text:p text:style-name="Standard">требования к интерфейсу полевого оператора приведены в п, 10 и 13‹ Станция полевого</text:p>
      <text:p text:style-name="Standard">оператора исполняется на станциях оператора.</text:p>
      <text:p text:style-name="Standard"/>
      <text:p text:style-name="Standard">Станция оператора представляет собой рабочее место оператора РСУ с</text:p>
      <text:p text:style-name="Standard">пользовательским интерфейсом аналогичным по виду и функциям существующему на</text:p>
      <text:p text:style-name="Standard">действующей РСУ установки. Основные требования к интерфейсу оператора РСУ</text:p>
      <text:p text:style-name="Standard">приведены в п. 10 и 13, Для конфигурирования интерфейса оператора должны</text:p>
      <text:p text:style-name="Standard">использоваться файлы мнемосхем. средства управления (панели, кнопки и ML), схемы</text:p>
      <text:p text:style-name="Standard">выдачи электрической энергии. схемы электроснабжения собственных нужд действующей</text:p>
      <text:p text:style-name="Standard">РСУ установки.</text:p>
      <text:p text:style-name="Standard"/>
      <text:p text:style-name="Standard">Станция оператора является универсальной, позволят запускать интерфейс любого</text:p>
      <text:p text:style-name="Standard">АРМ ПТК.</text:p>
      <text:p text:style-name="Standard"/>
      <text:p text:style-name="Standard">В ПТК ТЭС должны быть предусмотрены следующие АРМ:</text:p>
      <text:p text:style-name="Standard"/>
      <text:p text:style-name="Standard">- Парогенерация и парораспределение (АРМ ПГиПР);</text:p>
      <text:p text:style-name="Standard">— Техническое водоснабжение (АРМ BC);</text:p>
      <text:p text:style-name="Standard"/>
      <text:p text:style-name="Standard">- Водоподготовка и конденсатоочистка (АРМ ВПУиКО);</text:p>
      <text:p text:style-name="Standard"/>
      <text:p text:style-name="Standard">- Главный Щит управления злектротехническим оборудованием (АРМ САУ</text:p>
      <text:p text:style-name="Standard">ЭТО)</text:p>
      <text:p text:style-name="Standard"/>
      <text:p text:style-name="Standard">4.3.7 Требования к организационному обеспечению</text:p>
      <text:p text:style-name="Standard">Организационное обеспечение ПТК ТЭС должно быть достаточным для</text:p>
      <text:p text:style-name="Standard">эффективного выполнения персоналом возложенных на него обязанностей по эксплуатации</text:p>
      <text:p text:style-name="Standard">системы.</text:p>
      <text:p text:style-name="Standard"><text:soft-page-break/></text:p>
      <text:p text:style-name="Standard">Инструкции организационного обеспечения для пользователей ПТК ТЭС должны</text:p>
      <text:p text:style-name="Standard">определять его действия по пользованию ПТК. Инструкции для эксплуатационного</text:p>
      <text:p text:style-name="Standard">персонала должны содержать сведения по эксплуатации ПТК ТЭС, его модернизации с</text:p>
      <text:p text:style-name="Standard">целью поддержания актуальности и изменения его фуНКЦИональности В составе</text:p>
      <text:p text:style-name="Standard">организационного обеспечения поставляется следующая эксплуатационная документация:</text:p>
      <text:p text:style-name="Standard"/>
      <text:p text:style-name="Standard">— Руководство инструктора обучения ПТК ТЭС.</text:p>
      <text:p text:style-name="Standard"/>
      <text:p text:style-name="Standard">— Руководство оператора ПТК ТЭС,</text:p>
      <text:p text:style-name="Standard"/>
      <text:p text:style-name="Standard">- Руководство инженера—конфигуратора ПТК ТЭС.</text:p>
      <text:p text:style-name="Standard"/>
      <text:p text:style-name="Standard">— Регламент технического сопровождения ПТК ТЭС.</text:p>
      <text:p text:style-name="Standard"/>
      <text:p text:style-name="Standard">Специалисты Заказчика должны пройти обучение по курсу конфигурирования</text:p>
      <text:p text:style-name="Standard">функций инструктора ПТК ТЭС, Для инструкторов обучения проводится курс обучения по</text:p>
      <text:p text:style-name="Standard">принципам организации тренинга и пользованию инструкторскими функциями ПТК ТЭС.</text:p>
      <text:p text:style-name="Standard"/>
      <text:p text:style-name="Standard">Стоимость курсов, а также их продолжительность должны быть учтены в технико—коммерческом предложении.</text:p>
      <text:p text:style-name="Standard"/>
      <text:p text:style-name="Standard">5 СОСТАВ И СОДЕРЖАНИЕ РАБОТ ПО СОЗДАНИЮ (РАЗВИТИЮ) СИСТЕМЫ</text:p>
      <text:p text:style-name="Standard">Разработка ПТК ТЭС и его внедрение осуществляются в соответствии с ГОСТ</text:p>
      <text:p text:style-name="Standard">34.601-90 'Автоматизированные Системы. Стадии создания". Ниже перечислены</text:p>
      <text:p text:style-name="Standard">основные этапы по выполнению проекта по созданию системы.</text:p>
      <text:p text:style-name="Standard"/>
      <text:p text:style-name="Standard">5.1. Разработка Эскизного проекта</text:p>
      <text:p text:style-name="Standard"/>
      <text:p text:style-name="Standard">На данном этапе определяется функциональность ПТК` объем моделирования ТП и</text:p>
      <text:p text:style-name="Standard">РСУ. перечень функций инструктора. моделируемых неисправностей, сценариев проведения</text:p>
      <text:p text:style-name="Standard">тренинга и аварийных ситуаций` определяются критерии оценки результатов тренинга,</text:p>
      <text:p text:style-name="Standard"/>
      <text:p text:style-name="Standard">Эскизный проект содержит в себе детальную спецификацию функциональности</text:p>
      <text:p text:style-name="Standard">разрабатываемого ПТК ТЭС и подлежит утверждению Заказчиком.</text:p>
      <text:p text:style-name="Standard"/>
      <text:p text:style-name="Standard">5.2. Разработка математической модели ТП</text:p>
      <text:p text:style-name="Standard">На данном этапе производится разработка и отладка математической модели ТП. По</text:p>
      <text:p text:style-name="Standard">окончании этапа модель ТП предъявляется Заказчику для демонстрации, согласования и</text:p>
      <text:p text:style-name="Standard"/>
      <text:p text:style-name="Standard">утверждения, Операторский интерфейс модели на данном этапе реализуется в упрощенном</text:p>
      <text:p text:style-name="Standard">виде в среде разработки модели ТП,</text:p>
      <text:p text:style-name="Standard"/>
      <text:p text:style-name="Standard">Основные требования к моделированию ТП приведены в п 1.1.</text:p>
      <text:p text:style-name="Standard"/>
      <text:p text:style-name="Standard">5.3. Разработка математической модели СУ и СПАЗ</text:p>
      <text:p text:style-name="Standard">Производится разработка алгоритмов СУ и СПАЗ. При моделировании алгоритмов</text:p>
      <text:p text:style-name="Standard"/>
      <text:p text:style-name="Standard">СУ и СПАЗ используются конфигурационные файлы действующей РСУ технологического</text:p>
      <text:p text:style-name="Standard">объекта.</text:p>
      <text:p text:style-name="Standard"/>
      <text:p text:style-name="Standard">Основные требования к моделированию СУ и СПАЗ приведены в п. 8.5 и 12</text:p>
      <text:p text:style-name="Standard"><text:soft-page-break/></text:p>
      <text:p text:style-name="Standard">5.4. Разработка операторского интерфейса ПТК</text:p>
      <text:p text:style-name="Standard"/>
      <text:p text:style-name="Standard">Операторский интерфейс РСУ разрабатывается на основе мнемосхем действующей</text:p>
      <text:p text:style-name="Standard">РСУ технологического объекта. Также разрабатывается ОИ полевого оператора.</text:p>
      <text:p text:style-name="Standard">Основные требования к операторскому интерфейсу приведены в п.10 и п. 13,</text:p>
      <text:p text:style-name="Standard"/>
      <text:p text:style-name="Standard">5.5. Интеграция ПТК</text:p>
      <text:p text:style-name="Standard"/>
      <text:p text:style-name="Standard">На данном этапе осуществляется интеграция всех подсистем ПТК ТЭС` производится</text:p>
      <text:p text:style-name="Standard">отладка интегральной целостности ПТК ТЭС.</text:p>
      <text:p text:style-name="Standard"/>
      <text:p text:style-name="Standard">5.6. Разработка интерфейса инструктора</text:p>
      <text:p text:style-name="Standard"/>
      <text:p text:style-name="Standard">Производится конфигурация и настройка средств инструктора с реализаций всех</text:p>
      <text:p text:style-name="Standard">функций инструктора` определенных в Эскизном проекте. Разрабатываются и тестируются</text:p>
      <text:p text:style-name="Standard">сценарии проведения тренинга и развития аварийных ситуаций, моделируются требуемые</text:p>
      <text:p text:style-name="Standard">неисправности.</text:p>
      <text:p text:style-name="Standard"/>
      <text:p text:style-name="Standard">Основные требования к функциям инструктора приведены в п. 14.</text:p>
      <text:p text:style-name="Standard"/>
      <text:p text:style-name="Standard">5.7. Разработка рабочей документации ПТК</text:p>
      <text:p text:style-name="Standard">В составе рабочей документации ПТК разрабатываются следующие документы:</text:p>
      <text:p text:style-name="Standard">7 Эскизный проект ПТК, содержащий предварительные проектные решения по</text:p>
      <text:p text:style-name="Standard">системе и ее частям (разрабатывается на этапе определения функций ПТК П.З.).</text:p>
      <text:p text:style-name="Standard">— Рабочий проект ПТК. В Рабочий проект ПТК должны быть включены:</text:p>
      <text:p text:style-name="Standard">- Документация по общесистемным решениям (ОР)</text:p>
      <text:p text:style-name="Standard">- Документация на техническое обеспечение (ТО).</text:p>
      <text:p text:style-name="Standard">- Документация на информационное обеспечение (ИО).</text:p>
      <text:p text:style-name="Standard">- Документация на математическое обеспечение (МО)</text:p>
      <text:p text:style-name="Standard">- Документация на программное обеспечение (ПО).</text:p>
      <text:p text:style-name="Standard">- Руководство инструктора обучения ПТК.</text:p>
      <text:p text:style-name="Standard">— Руководство оператора ПТК</text:p>
      <text:p text:style-name="Standard">— Руководство инженера—конфигуратора ПТК.</text:p>
      <text:p text:style-name="Standard">— Регламент технического сопровождения ПТК</text:p>
      <text:p text:style-name="Standard"/>
      <text:p text:style-name="Standard">5.8. Внедрение</text:p>
      <text:p text:style-name="Standard"/>
      <text:p text:style-name="Standard">На данном этапе производится монтаж и наладка технических средств ПТК ТЭС,</text:p>
      <text:p text:style-name="Standard"/>
      <text:p text:style-name="Standard">инсталляция системного и прикладного программного обеспечения ПТК ТЭС на площадке</text:p>
      <text:p text:style-name="Standard">Заказчика.</text:p>
      <text:p text:style-name="Standard"/>
      <text:p text:style-name="Standard">Проводится тестирование и отладка ПТК ТЭС ‹: устранением выявленных</text:p>
      <text:p text:style-name="Standard"/>
      <text:p text:style-name="Standard">недостатков и коррекцией математических моделей. Проводится обучение инструкторов</text:p>
      <text:p text:style-name="Standard">обучения на площадке Заказчика.</text:p>
      <text:p text:style-name="Standard"/>
      <text:p text:style-name="Standard">5.9. Обучение персонала</text:p>
      <text:p text:style-name="Standard"/>
      <text:p text:style-name="Standard">На данном этапе специалисты Заказчика проходят обучение по базовому курсу</text:p>
      <text:p text:style-name="Standard">конфигурирования и применения ПТК ТЭС.</text:p>
      <text:p text:style-name="Standard"><text:soft-page-break/></text:p>
      <text:p text:style-name="Standard">5.10. Предварительные испытания</text:p>
      <text:p text:style-name="Standard"/>
      <text:p text:style-name="Standard">Проводятся в соответствии с программой испытаний для подтверждения</text:p>
      <text:p text:style-name="Standard">принципиальной работоспособности ПТК ТЭС и выявления его недостатков. После</text:p>
      <text:p text:style-name="Standard">устранения, которых ПТК ТЭС может быть принят в опытную эксплуатацию.</text:p>
      <text:p text:style-name="Standard"/>
      <text:p text:style-name="Standard">5.11. Опытная эксплуатация</text:p>
      <text:p text:style-name="Standard"/>
      <text:p text:style-name="Standard">Производится с целью определения фактических количественных и качественных</text:p>
      <text:p text:style-name="Standard">характеристик ПТК ТЭС. Производится оценка адекватности моделей ТП, СУ и ПАЗ,</text:p>
      <text:p text:style-name="Standard">операторского интерфейса. оценивается полнота реализации функций инструктора.</text:p>
      <text:p text:style-name="Standard">Нарабатываются замечания по ПТК ТЭС. На этом этапе в случае необходимости</text:p>
      <text:p text:style-name="Standard">корректируется документация.</text:p>
      <text:p text:style-name="Standard"/>
      <text:p text:style-name="Standard">5.12. Приемочные испытания</text:p>
      <text:p text:style-name="Standard">Приемочные испытания проводят после устранения замечаний выявленных в ходе</text:p>
      <text:p text:style-name="Standard">опытной эксплуатации для определения соответствия ПТК ТЭС Техническому заданию и</text:p>
      <text:p text:style-name="Standard"/>
      <text:p text:style-name="Standard">Техническим требованиям оценки качества опытной эксплуатации и решения вопроса о</text:p>
      <text:p text:style-name="Standard">приемке ПТК ТЭС в промышленную эксплуатацию.</text:p>
      <text:p text:style-name="Standard"/>
      <text:p text:style-name="Standard">6 ПОРЯДОК КОНТРОЛЯ И ПРИЕМКИ СИСТЕМЫ</text:p>
      <text:p text:style-name="Standard">Ввод в действие разрабатываемого ПТК ТЭС осуществляется в соответствии с</text:p>
      <text:p text:style-name="Standard">требованиями ГОСТ 34.601-90 “Автоматизированные Системы. Стадии Создания" и</text:p>
      <text:p text:style-name="Standard">ГОСТ 34.603-92 "Виды испытании Автоматизированных Систем"</text:p>
      <text:p text:style-name="Standard"/>
      <text:p text:style-name="Standard">Для разрабатываемого ПТК ТЭС устанавливают следующие виды испытаний:</text:p>
      <text:p text:style-name="Standard"/>
      <text:p text:style-name="Standard">- Предварительные испытания;</text:p>
      <text:p text:style-name="Standard"/>
      <text:p text:style-name="Standard">- Опытная эксплуатация;</text:p>
      <text:p text:style-name="Standard"/>
      <text:p text:style-name="Standard">- Приемочные испытания.</text:p>
      <text:p text:style-name="Standard"/>
      <text:p text:style-name="Standard">Предварительные испытания проводятся для определения работоспособности ПТК</text:p>
      <text:p text:style-name="Standard">ТЭС и возможности приемки в Опытную эксплуатацию. Программа Предварительных</text:p>
      <text:p text:style-name="Standard">испытаний составляется Разработчиком и утверждается Заказчиком.</text:p>
      <text:p text:style-name="Standard"/>
      <text:p text:style-name="Standard">Предварительные испытания организует Заказчик, и проводит их совместно с</text:p>
      <text:p text:style-name="Standard">Разработчиком.</text:p>
      <text:p text:style-name="Standard"/>
      <text:p text:style-name="Standard">Результаты испытаний должны отражаться в Протоколе испытаний, B котором</text:p>
      <text:p text:style-name="Standard">приводят заключение о возможности приемки ПТК ТЭС B Опытную эксплуатацию а также</text:p>
      <text:p text:style-name="Standard">перечень необходимых доработок и сроки их выполнения, Работу завершают оформлением</text:p>
      <text:p text:style-name="Standard">Акта приемки в Опытную эксплуатацию.</text:p>
      <text:p text:style-name="Standard"/>
      <text:p text:style-name="Standard">Опытная эксплуатация проводится с целью определения фактических значений</text:p>
      <text:p text:style-name="Standard">количественных и качественных характеристик ПТК ТЭС и готовности персонала к работе B</text:p>
      <text:p text:style-name="Standard">условиях функционирования ПТК ТЭС</text:p>
      <text:p text:style-name="Standard"/>
      <text:p text:style-name="Standard">Продолжительность Опытной эксплуатации должна быть достаточной для проверки</text:p>
      <text:p text:style-name="Standard"><text:soft-page-break/>правильности функционирования ПТК при выполнении каждой функции и готовности</text:p>
      <text:p text:style-name="Standard">персонала к работе в условиях полноценного функционирования ПТК.</text:p>
      <text:p text:style-name="Standard"/>
      <text:p text:style-name="Standard">Продолжительность Опытной эксплуатации - 1 месяц.</text:p>
      <text:p text:style-name="Standard"/>
      <text:p text:style-name="Standard">Во время Опытной эксплуатации ПТК ведут Рабочий Журнал, в который заносят:</text:p>
      <text:p text:style-name="Standard"/>
      <text:p text:style-name="Standard">I) сведения о продолжительности функционирования ПТК;</text:p>
      <text:p text:style-name="Standard"/>
      <text:p text:style-name="Standard">2) сведения об отказах, сбоях„ аварийных ситуациях;</text:p>
      <text:p text:style-name="Standard"/>
      <text:p text:style-name="Standard">3) сведения об изменениях параметров объекта автоматизации;</text:p>
      <text:p text:style-name="Standard"/>
      <text:p text:style-name="Standard">4) сведения о проведенных корректировках программного обеспечения и</text:p>
      <text:p text:style-name="Standard">документации;</text:p>
      <text:p text:style-name="Standard"/>
      <text:p text:style-name="Standard">5) сведения о наладке технических средств;</text:p>
      <text:p text:style-name="Standard"/>
      <text:p text:style-name="Standard">6) замечания о реализации модели ТП;</text:p>
      <text:p text:style-name="Standard"/>
      <text:p text:style-name="Standard">7) замечания о реализации алгоритмов СУ и СПАЗ;</text:p>
      <text:p text:style-name="Standard"/>
      <text:p text:style-name="Standard">8) замечания о реализации операторского интерфейса;</text:p>
      <text:p text:style-name="Standard"/>
      <text:p text:style-name="Standard">9) замечания о реализации инструкторских функций:</text:p>
      <text:p text:style-name="Standard">10) замечания к документированию ПТК</text:p>
      <text:p text:style-name="Standard">11) замечания об удобстве эксплуатации системы.</text:p>
      <text:p text:style-name="Standard">Сведения фиксируют в Журнале с указанием даты и ответственного лица</text:p>
      <text:p text:style-name="Standard"/>
      <text:p text:style-name="Standard">По результатам Опытной эксплуатации составляют Акт с заключением о возможности</text:p>
      <text:p text:style-name="Standard">предъявления ПТК ТЭС на Приемочные испытания, В акте указывают мероприятия по</text:p>
      <text:p text:style-name="Standard">устранению выявленных в ходе опытной эксплуатации недостатков ПТК ТЭС и определяют</text:p>
      <text:p text:style-name="Standard">сроки их устранения.</text:p>
      <text:p text:style-name="Standard"/>
      <text:p text:style-name="Standard">Приёмочные испытания проводят для определения соответствия ПТК ТЭС</text:p>
      <text:p text:style-name="Standard">Техническому Заданию и Техническим требованиям. оценки качества эксплуатационной</text:p>
      <text:p text:style-name="Standard">документации и решения вопроса приемки ПТК ТЭС в промышленную эксплуатацию</text:p>
      <text:p text:style-name="Standard"/>
      <text:p text:style-name="Standard">Приёмочные испытания организует Заказчик, и проводит их совместно с</text:p>
      <text:p text:style-name="Standard">Разработчиком.</text:p>
      <text:p text:style-name="Standard"/>
      <text:p text:style-name="Standard">Перед проведением приёмочных испытаний Заказчик издает приказ о составе</text:p>
      <text:p text:style-name="Standard">приемочной комиссии и сроках проведения испытаний.</text:p>
      <text:p text:style-name="Standard"/>
      <text:p text:style-name="Standard">Приёмочной комиссии представляют следующую документацию:</text:p>
      <text:p text:style-name="Standard"/>
      <text:p text:style-name="Standard">Техническое Задание на создание ПТК.</text:p>
      <text:p text:style-name="Standard"/>
      <text:p text:style-name="Standard">Протокол Предварительных испытаний.</text:p>
      <text:p text:style-name="Standard"/>
      <text:p text:style-name="Standard">Акт приёмки ПТК в Опытную эксплуатацию.</text:p>
      <text:p text:style-name="Standard"/>
      <text:p text:style-name="Standard"><text:soft-page-break/>Рабочие журналы Опытной эксплуатации ПТК.</text:p>
      <text:p text:style-name="Standard"/>
      <text:p text:style-name="Standard">Акт о завершении работ по проверке ПТК в режиме Опытной эксплуатации.</text:p>
      <text:p text:style-name="Standard">Техническую и эксплуатационную документацию на ПТК.</text:p>
      <text:p text:style-name="Standard"/>
      <text:p text:style-name="Standard">Перед предъявлением ПТК ТЭС на Приемочные испытания, устраняют замечания к</text:p>
      <text:p text:style-name="Standard">ПТК ТЭС дорабатывают системную и техническую документацию по замечаниям</text:p>
      <text:p text:style-name="Standard">Протокола Предварительных испытаний и Акта о завершении работ по проверке ПТК ТЭС в</text:p>
      <text:p text:style-name="Standard">режиме Опытной эксплуатации,</text:p>
      <text:p text:style-name="Standard"/>
      <text:p text:style-name="Standard">Допускается по решению приемочной комиссии доработка технической</text:p>
      <text:p text:style-name="Standard">документации ПТК ТЭС после ее ввода в действие Сроки доработки указываются в</text:p>
      <text:p text:style-name="Standard">Протоколе Приемочных испытаний</text:p>
      <text:p text:style-name="Standard"/>
      <text:p text:style-name="Standard">По результатам Приемочных испытаний составляется Акт о приемке ПТК ТЭС в</text:p>
      <text:p text:style-name="Standard">промышленную эксплуатацию</text:p>
      <text:p text:style-name="Standard"/>
      <text:p text:style-name="Standard">7 ТРЕБОВАНИЯ К СОСТАВУ И СОДЕРЖАНИЮ РАБОТ ПО ПОДГОТОВКЕ ОБЪЕКТА АВТОМАТИЗАЦИИ К ВВОДУ СИСТЕМЫ В ДЕЙСТВИЕ</text:p>
      <text:p text:style-name="Standard">В ходе выполнения проекта на объекте автоматизации требуется выполнить работы по подготовке к вводу системы в действие. При подготовке к вводу в эксплуатацию ТК ТЭС Заказчик должен обеспечить выполнение следующих работ:</text:p>
      <text:p text:style-name="Standard">- Определить подразделение и ответственных должностных лиц, ответственных за внедрение и проведение опытной эксплуатации ТК ТЭС;</text:p>
      <text:p text:style-name="Standard">- Обеспечить присутствие пользователей на обучении работе с системой, проводимом Исполнителем;</text:p>
      <text:p text:style-name="Standard">- Обеспечить соответствие помещений и рабочих мест пользователей системы в соответствии с требованиями, изложенными в настоящем ЧТЗ;</text:p>
      <text:p text:style-name="Standard">- Обеспечить выполнение требований, предъявляемых к программно-техническим средствам, на которых должно быть развернуто программное обеспечение ТК ТЭС;</text:p>
      <text:p text:style-name="Standard">- Совместно с Исполнителем подготовить план развертывания системы на технических средствах Заказчика; </text:p>
      <text:p text:style-name="Standard">- Провести опытную эксплуатацию ТК ТЭС.</text:p>
      <text:p text:style-name="Standard">Требования к составу и содержанию работ по подготовке объекта автоматизации к вводу системы в действие, включая перечень основных мероприятий и их исполнителей должны быть уточнены на стадии подготовки рабочей документации и по результатам опытной эксплуат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1:22:37.918733000</meta:creation-date>
    <dc:date>2018-05-23T21:23:12.472334000</dc:date>
    <meta:editing-duration>PT35S</meta:editing-duration>
    <meta:editing-cycles>1</meta:editing-cycles>
    <meta:document-statistic meta:table-count="0" meta:image-count="0" meta:object-count="0" meta:page-count="19" meta:paragraph-count="630" meta:word-count="4837" meta:character-count="39757" meta:non-whitespace-character-count="35493"/>
    <meta:generator>LibreOffice/6.0.4.2$MacOSX_X86_64 LibreOffice_project/9b0d9b32d5dcda91d2f1a96dc04c645c450872bf</meta:generator>
  </office:meta>
</office:document-meta>
</file>